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ce2" officeooo:paragraph-rsid="00032ce2"/>
    </style:style>
    <style:style style:name="P2" style:family="paragraph" style:parent-style-name="Standard">
      <style:text-properties fo:font-style="italic" officeooo:rsid="00032ce2" officeooo:paragraph-rsid="00032ce2" style:font-style-asian="italic" style:font-style-complex="italic"/>
    </style:style>
    <style:style style:name="P3" style:family="paragraph" style:parent-style-name="Standard">
      <style:text-properties officeooo:rsid="0004713b" officeooo:paragraph-rsid="0004713b"/>
    </style:style>
    <style:style style:name="T1" style:family="text">
      <style:text-properties officeooo:rsid="00047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te-rendu réunion du 17/04</text:h>
      <text:p text:style-name="P1"/>
      <text:p text:style-name="P2">Ce texte consitue un compte-rendu en complément du powerpoint du 17/04</text:p>
      <text:p text:style-name="P1"/>
      <text:p text:style-name="P1">Le projet GREEN AI va faire parti du programme européen de recherche et d’innovation HORIZON.</text:p>
      <text:p text:style-name="P1"/>
      <text:p text:style-name="P1">Pour se faire, une collaboration avec cinq partenaires va être réalisée.</text:p>
      <text:p text:style-name="P1">Ces cinq partenaires travaillent dans les secteurs suivants: biomédical, véhicule autonome, santé, semi-conducteur, chocolaterie.</text:p>
      <text:p text:style-name="P1">Un hypermodèle de reconnaissance d’image sera réalisé et pourra être appliqué à ces cinq secteurs.</text:p>
      <text:p text:style-name="P1"/>
      <text:p text:style-name="P1">Pour chaque secteur, il y aura une nécessité de définir le cycle de vie.</text:p>
      <text:p text:style-name="P1">Ce cycle de vie définira les phases d’extraction, de transformation, d’usage et de reusage.</text:p>
      <text:p text:style-name="P1"/>
      <text:p text:style-name="P1">A l’issu de ce développement, <text:span text:style-name="T1">une plateforme serait proposé au cinq secteurs évoqué ci-dessus qui leur permettrait d’identifier de quelle manière il pourrait faire une utilisation plus sobre de leur modèle en spécifiant au départ l’utilisation qu’il en ferait.</text:span></text:p>
      <text:p text:style-name="P1"/>
      <text:p text:style-name="P3">Ainsi, la première étape serait de décrire le cycle de vie d’un des secteurs, par exemple le fabricant de chocolat.</text:p>
      <text:p text:style-name="P3"/>
      <text:p text:style-name="P3">En parrallèle, comme évoqué dans la présentation une powerpoint, une étude alternative des algorithmes de convolution sera réalisé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09:34:12.374065923</meta:creation-date>
    <dc:date>2023-04-18T09:52:34.373058849</dc:date>
    <meta:editing-duration>PT5M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75" meta:character-count="1161" meta:non-whitespace-character-count="997"/>
  </office:meta>
</office:document-meta>
</file>